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terfaceBasedMBeanInfoAssemblerMappedTests.getObjec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faceBasedMBeanInfoAssemblerMappedTests.getAssemb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terfaceBasedMBeanInfoAssemblerMappedTests.assertNickName( MBeanAttributeInfo at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terfaceBasedMBeanInfoAssemblerMappedTests.getWithMapping( String name , String mapp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terfaceBasedMBeanInfoAssemblerMappedTests.getWithMapping( String mapp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faceBasedMBeanInfoAssemblerMappedTests.testNickNameIsExpo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terfaceBasedMBeanInfoAssemblerMappedTests.getExpectedOperation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faceBasedMBeanInfoAssemblerMappedTests.testWithFallThroug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terfaceBasedMBeanInfoAssemblerMappedTests.testGetAgeIsRead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InterfaceBasedMBeanInfoAssemblerMappedTests.testWithUnknown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terfaceBasedMBeanInfoAssemblerMappedTests.testWithNonInterf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terfaceBasedMBeanInfoAssemblerMappedTests.getExpectedAttribute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rfaceBasedMBeanInfoAssemblerMappedTests.getApplicationContex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